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5cm"/>
    </style:style>
    <style:style style:name="gr2" style:family="graphic" style:parent-style-name="objectwithoutfill">
      <style:graphic-properties draw:stroke="dash" draw:stroke-dash="Fine_20_Dashed" draw:fill="solid" draw:textarea-vertical-align="middle"/>
    </style:style>
    <style:style style:name="gr3" style:family="graphic" style:parent-style-name="standard">
      <style:graphic-properties draw:stroke="none" svg:stroke-color="#ffffff" draw:marker-start="" draw:fill="none" draw:fill-color="#ffffff" draw:textarea-horizontal-align="justify" draw:textarea-vertical-align="middle" draw:auto-grow-height="false" fo:min-height="1.15cm" fo:min-width="2.1cm"/>
    </style:style>
    <style:style style:name="gr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15cm" fo:min-width="2.1cm"/>
    </style:style>
    <style:style style:name="gr5" style:family="graphic" style:parent-style-name="standard">
      <style:graphic-properties draw:stroke="dash" draw:stroke-dash="Fine_20_Dashed" svg:stroke-color="#3465a4" draw:fill-color="#ffffff" draw:textarea-horizontal-align="justify" draw:textarea-vertical-align="middle" draw:auto-grow-height="false" fo:min-height="10.75cm" fo:min-width="3.3cm"/>
    </style:style>
    <style:style style:name="gr6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9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color="#000000"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  <style:text-properties fo:color="#000000"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  <style:text-properties fo:color="#000000" fo:font-size="12pt" style:font-size-asian="12pt" style:font-size-complex="12pt"/>
    </style:style>
    <style:style style:name="P8" style:family="paragraph">
      <loext:graphic-properties draw:fill-color="#ffffff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cm" svg:height="1.6cm" svg:x="4.3cm" svg:y="0.3cm">
          <text:p text:style-name="P1"><text:span text:style-name="T1">Leafl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6.5cm" svg:x2="27.8cm" svg:y2="6.5cm">
          <text:p/>
        </draw:line>
        <draw:line draw:style-name="gr2" draw:text-style-name="P3" draw:layer="layout" svg:x1="0.6cm" svg:y1="11.6cm" svg:x2="27.6cm" svg:y2="11.6cm">
          <text:p/>
        </draw:line>
        <draw:custom-shape draw:style-name="gr1" draw:text-style-name="P2" draw:layer="layout" svg:width="3cm" svg:height="1.6cm" svg:x="4.3cm" svg:y="4.6cm">
          <text:p text:style-name="P1"><text:span text:style-name="T1">OGC</text:span></text:p>
          <text:p text:style-name="P1"><text:span text:style-name="T1">GeoParqu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4.3cm" svg:x2="27.8cm" svg:y2="4.3cm">
          <text:p/>
        </draw:line>
        <draw:custom-shape draw:style-name="gr3" draw:text-style-name="P4" draw:layer="layout" svg:width="2.6cm" svg:height="1.4cm" svg:x="0.8cm" svg:y="0.5cm">
          <text:p text:style-name="P1"><text:span text:style-name="T2">Client Appl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4.7cm">
          <text:p text:style-name="P1"><text:span text:style-name="T2">Encoding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7cm" svg:y1="9.4cm" svg:x2="27.7cm" svg:y2="9.4cm">
          <text:p/>
        </draw:line>
        <draw:custom-shape draw:style-name="gr5" draw:text-style-name="P5" draw:layer="layout" svg:width="3.8cm" svg:height="11cm" svg:x="24.2cm" svg:y="2.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4cm" svg:y="7cm">
          <text:p text:style-name="P1"><text:span text:style-name="T2">Web AP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12cm">
          <text:p text:style-name="P6"><text:span text:style-name="T1">Apache </text:span></text:p>
          <text:p text:style-name="P1"><text:span text:style-name="T1">Sedon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1cm" svg:y="12cm">
          <text:p text:style-name="P1"><text:span text:style-name="T1">pygeo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5cm" svg:y="4.6cm">
          <text:p text:style-name="P1"><text:span text:style-name="T1">OGC </text:span></text:p>
          <text:p text:style-name="P1"><text:span text:style-name="T1">GeoP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4cm" svg:y="12cm">
          <text:p text:style-name="P6"><text:span text:style-name="T1">interactive </text:span></text:p>
          <text:p text:style-name="P6"><text:span text:style-name="T1">instruments</text:span></text:p>
          <text:p text:style-name="P1"><text:span text:style-name="T1">ldprox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9.6cm">
          <text:p text:style-name="P1"><text:span text:style-name="T2">Software Libra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12.4cm">
          <text:p text:style-name="P1"><text:span text:style-name="T2">Serv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3cm" svg:y="7cm">
          <text:p text:style-name="P1"><text:span text:style-name="T1">OGC API - </text:span></text:p>
          <text:p text:style-name="P1"><text:span text:style-name="T1">Record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4cm" svg:y="9.7cm">
          <text:p text:style-name="P1"><text:span text:style-name="T1">Apache </text:span></text:p>
          <text:p text:style-name="P1"><text:span text:style-name="T1">Arro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3cm" svg:y="12cm">
          <text:p text:style-name="P1"><text:span text:style-name="T1">GeoNetwork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1.6cm" svg:x="7.6cm" svg:y="0.3cm">
          <text:p text:style-name="P1"><text:span text:style-name="T1">Maplibr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3cm" svg:height="1.6cm" svg:x="7.6cm" svg:y="7cm">
          <text:p text:style-name="P6"><text:span text:style-name="T1">OGC API - </text:span></text:p>
          <text:p text:style-name="P6"><text:span text:style-name="T1">Features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3cm" svg:height="1.6cm" svg:x="10.9cm" svg:y="7cm">
          <text:p text:style-name="P6"><text:span text:style-name="T1">OGC </text:span></text:p>
          <text:p text:style-name="P6"><text:span text:style-name="T1">SensorThings </text:span></text:p>
          <text:p text:style-name="P6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0.7cm" svg:y="4.6cm">
          <text:p text:style-name="P1"><text:span text:style-name="T1">OGC Styles &amp; </text:span></text:p>
          <text:p text:style-name="P1"><text:span text:style-name="T1">Symbolog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7.6cm" svg:y="12cm">
          <text:p text:style-name="P1"><text:span text:style-name="T1">TEAM Engin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1.6cm" svg:x="11.2cm" svg:y="0.3cm">
          <text:p text:style-name="P1"><text:span text:style-name="T1">CesiumJ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20.8cm" svg:y="12cm">
          <text:p text:style-name="P1"><text:span text:style-name="T1">Planet Labs</text:span></text:p>
          <text:p text:style-name="P1"><text:span text:style-name="T1">go-ogc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1.6cm" svg:x="14.8cm" svg:y="0.3cm">
          <text:p text:style-name="P1"><text:span text:style-name="T1">OpenLay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8cm" svg:y="9.7cm">
          <text:p text:style-name="P1"><text:span text:style-name="T1">Apache </text:span></text:p>
          <text:p text:style-name="P1"><text:span text:style-name="T1">Basemap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1.1cm" svg:y="9.7cm">
          <text:p text:style-name="P1"><text:span text:style-name="T1">Apache </text:span></text:p>
          <text:p text:style-name="P1"><text:span text:style-name="T1">S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4cm" svg:y="14cm">
          <text:p text:style-name="P1"><text:span text:style-name="T1">Geo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14cm">
          <text:p text:style-name="P1"><text:span text:style-name="T1">ZOO Pro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1cm" svg:y="14cm">
          <text:p text:style-name="P1"><text:span text:style-name="T1">pycs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1.6cm" svg:x="18.4cm" svg:y="0.3cm">
          <text:p text:style-name="P1"><text:span text:style-name="T1">OL-Cesiu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1.6cm" svg:x="22cm" svg:y="0.3cm">
          <text:p text:style-name="P1"><text:span text:style-name="T1">Camptocamp</text:span></text:p>
          <text:p text:style-name="P1"><text:span text:style-name="T1">ogc-clien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1.6cm" svg:x="7.6cm" svg:y="2.4cm">
          <text:p text:style-name="P1"><text:span text:style-name="T1">Geomapfis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3cm" svg:y="2.4cm">
          <text:p text:style-name="P1"><text:span text:style-name="T1">Smapsho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4cm" svg:y="9.7cm">
          <text:p text:style-name="P1"><text:span text:style-name="T1">pygeometa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1.6cm" svg:x="11.2cm" svg:y="2.4cm">
          <text:p text:style-name="P1"><text:span text:style-name="T1">QGI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1.6cm" svg:x="14.8cm" svg:y="2.4cm">
          <text:p text:style-name="P6"><text:span text:style-name="T1">HomeAssistant</text:span></text:p>
          <text:p text:style-name="P1"><text:span text:style-name="T1">SensorThings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3cm" svg:height="1.6cm" svg:x="17.5cm" svg:y="7cm">
          <text:p text:style-name="P6"><text:span text:style-name="T1">STAC </text:span></text:p>
          <text:p text:style-name="P6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3cm" svg:height="1.6cm" svg:x="20.7cm" svg:y="7cm">
          <text:p text:style-name="P6"><text:span text:style-name="T1">AsyncAPI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1.6cm" svg:x="18.4cm" svg:y="2.4cm">
          <text:p text:style-name="P1"><text:span text:style-name="T1">MDM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3cm" svg:height="1.6cm" svg:x="14.2cm" svg:y="7cm">
          <text:p text:style-name="P6"><text:span text:style-name="T1">OGC API -</text:span></text:p>
          <text:p text:style-name="P6"><text:span text:style-name="T1">ED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24.6cm" svg:y="5.6cm">
          <text:p text:style-name="P1"><text:span text:style-name="T1">OGC</text:span></text:p>
          <text:p text:style-name="P1"><text:span text:style-name="T1">GeoXACM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24.8cm" svg:y="2.8cm">
          <text:p text:style-name="P1"><text:span text:style-name="T2">Secur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8T08:38:01.670779963</meta:creation-date>
    <meta:generator>LibreOffice/6.2.5.2$MacOSX_X86_64 LibreOffice_project/1ec314fa52f458adc18c4f025c545a4e8b22c159</meta:generator>
    <dc:date>2023-05-09T13:48:12.908776529</dc:date>
    <meta:editing-duration>PT10H15M33S</meta:editing-duration>
    <meta:editing-cycles>186</meta:editing-cycles>
    <meta:document-statistic meta:object-count="68"/>
  </office:meta>
</office:document-meta>
</file>